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Arrow" draw:marker-end="" draw:marker-end-width="0.3cm" draw:fill="none" draw:textarea-vertical-align="middle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objectwithoutfill">
      <style:graphic-properties draw:stroke="dash" draw:stroke-dash="Ultrafine_20_Dashed" draw:marker-start="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3cm" fo:min-width="0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3.794cm" svg:height="2.966cm" svg:x="12.446cm" svg:y="12.029cm">
          <text:p text:style-name="P1"><text:span text:style-name="T1">Common Fault</text:span></text:p>
          <text:p text:style-name="P1"><text:span text:style-name="T1">(eg. PA over</text:span></text:p>
          <text:p text:style-name="P1"><text:span text:style-name="T1">temper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794cm" svg:height="2.915cm" svg:x="17.522cm" svg:y="12.055cm">
          <text:p text:style-name="P1"><text:span text:style-name="T1">Common Fault</text:span></text:p>
          <text:p text:style-name="P1"><text:span text:style-name="T1">(eg. Rx Synth</text:span></text:p>
          <text:p text:style-name="P1"><text:span text:style-name="T1">Out of loc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78cm" svg:height="3.014cm" svg:x="8.62cm" svg:y="5.699cm">
          <text:p text:style-name="P1"><text:span text:style-name="T1">Application Specific</text:span></text:p>
          <text:p text:style-name="P1"><text:span text:style-name="T1">Alarm</text:span></text:p>
          <text:p text:style-name="P1"><text:span text:style-name="T1">(eg. Over Temperature</text:span></text:p>
          <text:p text:style-name="P1"><text:span text:style-name="T1">Critical Alar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794cm" svg:height="3.017cm" svg:x="7.37cm" svg:y="11.954cm">
          <text:p text:style-name="P1"><text:span text:style-name="T1">Common Fault</text:span></text:p>
          <text:p text:style-name="P1"><text:span text:style-name="T1">(eg. FPGA over</text:span></text:p>
          <text:p text:style-name="P1"><text:span text:style-name="T1"><text:s/></text:span><text:span text:style-name="T1">temper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245cm" svg:y1="12.005cm" svg:x2="10.271cm" svg:y2="8.713cm">
          <text:p/>
        </draw:line>
        <draw:line draw:style-name="gr2" draw:text-style-name="P1" draw:layer="layout" svg:x1="14.843cm" svg:y1="12.029cm" svg:x2="11.541cm" svg:y2="8.713cm">
          <text:p/>
        </draw:line>
        <draw:custom-shape draw:style-name="gr3" draw:text-style-name="P2" draw:layer="layout" svg:width="2.519cm" svg:height="0.508cm" svg:x="8.643cm" svg:y="11.962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0.508cm" svg:x="13.784cm" svg:y="12.019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2cm" svg:height="0.508cm" svg:x="18.782cm" svg:y="12.045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6cm" svg:height="0.508cm" svg:x="8.62cm" svg:y="8.205cm">
          <text:p text:style-name="P1"><text:span text:style-name="T1">Ob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877cm" svg:height="2.921cm" svg:x="2.524cm" svg:y="6.969cm">
          <text:p text:style-name="P1"><text:span text:style-name="T2">Fault 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21cm" svg:y1="9.89cm" svg:x2="7.871cm" svg:y2="11.928cm">
          <text:p/>
        </draw:line>
        <draw:line draw:style-name="gr4" draw:text-style-name="P1" draw:layer="layout" svg:x1="4.937cm" svg:y1="9.509cm" svg:x2="12.781cm" svg:y2="12.005cm">
          <text:p/>
        </draw:line>
        <draw:custom-shape draw:style-name="gr1" draw:text-style-name="P1" xml:id="id3" draw:id="id3" draw:layer="layout" svg:width="3.794cm" svg:height="1.326cm" svg:x="12.432cm" svg:y="17.51cm">
          <text:p text:style-name="P1">Fau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3.794cm" svg:height="1.327cm" svg:x="17.46cm" svg:y="17.51cm">
          <text:p text:style-name="P1">Fau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794cm" svg:height="1.272cm" svg:x="7.352cm" svg:y="17.51cm">
          <text:p text:style-name="P1">Faul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9.255cm" svg:y1="15.015cm" svg:x2="9.255cm" svg:y2="17.51cm">
          <text:p/>
        </draw:line>
        <draw:line draw:style-name="gr5" draw:text-style-name="P1" draw:layer="layout" svg:x1="14.462cm" svg:y1="14.972cm" svg:x2="14.462cm" svg:y2="17.51cm">
          <text:p/>
        </draw:line>
        <draw:line draw:style-name="gr5" draw:text-style-name="P1" draw:layer="layout" svg:x1="19.415cm" svg:y1="14.993cm" svg:x2="19.415cm" svg:y2="17.51cm">
          <text:p/>
        </draw:line>
        <draw:custom-shape draw:style-name="gr6" draw:text-style-name="P1" xml:id="id5" draw:id="id5" draw:layer="layout" svg:width="3.794cm" svg:height="0.804cm" svg:x="14.351cm" svg:y="9.89cm">
          <text:p text:style-name="P1">Ala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399cm" svg:height="3.635cm" svg:x="24.178cm" svg:y="15.273cm">
          <text:p text:style-name="P1">FaultsLis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9.249cm" svg:y1="18.782cm" svg:x2="25.877cm" svg:y2="18.908cm" draw:start-shape="id1" draw:start-glue-point="2" draw:end-shape="id2" draw:end-glue-point="7" svg:d="m9249 18782v627h16628v-501">
          <text:p/>
        </draw:connector>
        <draw:connector draw:style-name="gr7" draw:text-style-name="P1" draw:layer="layout" svg:x1="14.329cm" svg:y1="18.836cm" svg:x2="25.877cm" svg:y2="18.908cm" draw:start-shape="id3" draw:start-glue-point="2" draw:end-shape="id2" draw:end-glue-point="7" svg:d="m14329 18836v573h11548v-501">
          <text:p/>
        </draw:connector>
        <draw:connector draw:style-name="gr7" draw:text-style-name="P1" draw:layer="layout" svg:x1="19.357cm" svg:y1="18.837cm" svg:x2="25.877cm" svg:y2="18.908cm" draw:start-shape="id4" draw:start-glue-point="2" draw:end-shape="id2" draw:end-glue-point="7" svg:d="m19357 18837v572h6520v-501">
          <text:p/>
        </draw:connector>
        <draw:line draw:style-name="gr8" draw:text-style-name="P1" draw:layer="layout" svg:x1="15.732cm" svg:y1="9.89cm" svg:x2="13.041cm" svg:y2="8.747cm">
          <text:p/>
        </draw:line>
        <draw:custom-shape draw:style-name="gr3" draw:text-style-name="P2" draw:layer="layout" svg:width="2.444cm" svg:height="0.508cm" svg:x="11.254cm" svg:y="5.699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78cm" svg:height="2.286cm" svg:x="10.779cm" svg:y="1.508cm">
          <text:p text:style-name="P1"><text:span text:style-name="T1">Application Service</text:span></text:p>
          <text:p text:style-name="P1"><text:span text:style-name="T1">(eg. Shutdown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766cm" svg:height="0.508cm" svg:x="10.779cm" svg:y="3.286cm">
          <text:p text:style-name="P1"><text:span text:style-name="T1">Obser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03cm" svg:y1="5.699cm" svg:x2="12.684cm" svg:y2="3.794cm">
          <text:p/>
        </draw:line>
        <draw:custom-shape draw:style-name="gr1" draw:text-style-name="P1" xml:id="id6" draw:id="id6" draw:layer="layout" svg:width="3.399cm" svg:height="3.635cm" svg:x="24.749cm" svg:y="7.271cm">
          <text:p text:style-name="P1">AlarmsLis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16.248cm" svg:y1="10.694cm" svg:x2="26.448cm" svg:y2="10.906cm" draw:start-shape="id5" draw:start-glue-point="2" draw:end-shape="id6" draw:end-glue-point="7" svg:d="m16248 10694v713h10200v-501">
          <text:p/>
        </draw:connector>
        <draw:custom-shape draw:style-name="gr1" draw:text-style-name="P2" draw:layer="layout" svg:width="5.078cm" svg:height="2.286cm" svg:x="18.655cm" svg:y="1.508cm">
          <text:p text:style-name="P1"><text:span text:style-name="T1">Application Service</text:span></text:p>
          <text:p text:style-name="P1"><text:span text:style-name="T1">(eg. COAM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766cm" svg:height="0.508cm" svg:x="18.655cm" svg:y="3.286cm">
          <text:p text:style-name="P1"><text:span text:style-name="T1">Observ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065cm" svg:y1="5.699cm" svg:x2="20.558cm" svg:y2="3.794cm">
          <text:p/>
        </draw:line>
        <draw:line draw:style-name="gr4" draw:text-style-name="P1" draw:layer="layout" svg:x1="23.733cm" svg:y1="2.27cm" svg:x2="27.543cm" svg:y2="2.27cm">
          <text:p/>
        </draw:line>
        <draw:frame draw:style-name="gr9" draw:text-style-name="P4" draw:layer="layout" svg:width="4.422cm" svg:height="0.645cm" svg:x="23.883cm" svg:y="1.625cm">
          <draw:text-box>
            <text:p><text:span text:style-name="T3">External Alarm Reporting</text:span></text:p>
          </draw:text-box>
        </draw:frame>
        <draw:custom-shape draw:style-name="gr6" draw:text-style-name="P1" xml:id="id7" draw:id="id7" draw:layer="layout" svg:width="3.794cm" svg:height="0.804cm" svg:x="19.669cm" svg:y="9.89cm">
          <text:p text:style-name="P1">Alar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0.212cm" svg:x1="21.566cm" svg:y1="10.694cm" svg:x2="26.448cm" svg:y2="10.906cm" draw:start-shape="id7" draw:start-glue-point="2" svg:d="m21566 10694v713h4882v-501">
          <text:p/>
        </draw:connector>
        <draw:custom-shape draw:style-name="gr1" draw:text-style-name="P1" draw:layer="layout" svg:width="3.399cm" svg:height="3.635cm" svg:x="2.27cm" svg:y="1.429cm">
          <text:p text:style-name="P1">Alarms</text:p>
          <text:p text:style-name="P1">Fac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4.556cm" svg:y1="5.064cm" svg:x2="8.62cm" svg:y2="6.715cm">
          <text:p/>
        </draw:line>
        <draw:frame draw:style-name="gr10" draw:text-style-name="P4" draw:layer="layout" svg:width="1.493cm" svg:height="6.213cm" svg:x="6.08cm" svg:y="5.318cm">
          <draw:text-box>
            <text:p><text:span text:style-name="T3">create</text:span></text:p>
          </draw:text-box>
        </draw:frame>
        <draw:frame draw:style-name="gr9" draw:text-style-name="P4" draw:layer="layout" svg:width="2.132cm" svg:height="0.645cm" svg:x="3.293cm" svg:y="10.387cm">
          <draw:text-box>
            <text:p><text:span text:style-name="T3">addOwner</text:span></text:p>
          </draw:text-box>
        </draw:frame>
        <draw:frame draw:style-name="gr9" draw:text-style-name="P4" draw:layer="layout" svg:width="2.132cm" svg:height="1.039cm" svg:x="22.082cm" svg:y="18.837cm">
          <draw:text-box>
            <text:p><text:span text:style-name="T3">addOwner</text:span></text:p>
            <text:p><text:span text:style-name="T3">addFault</text:span></text:p>
          </draw:text-box>
        </draw:frame>
        <draw:frame draw:style-name="gr9" draw:text-style-name="P4" draw:layer="layout" svg:width="2.132cm" svg:height="0.645cm" svg:x="6.742cm" svg:y="10.515cm">
          <draw:text-box>
            <text:p><text:span text:style-name="T3">addOwner</text:span></text:p>
          </draw:text-box>
        </draw:frame>
        <draw:frame draw:style-name="gr9" draw:text-style-name="P4" draw:layer="layout" svg:width="2.013cm" svg:height="0.645cm" svg:x="23.31cm" svg:y="10.839cm">
          <draw:text-box>
            <text:p><text:span text:style-name="T3">addAlarm</text:span></text:p>
          </draw:text-box>
        </draw:frame>
        <draw:frame draw:style-name="gr9" draw:text-style-name="P4" draw:layer="layout" svg:width="1.577cm" svg:height="1.039cm" svg:x="8.556cm" svg:y="9.054cm">
          <draw:text-box>
            <text:p><text:span text:style-name="T3">attach</text:span></text:p>
            <text:p><text:span text:style-name="T3">update</text:span></text:p>
          </draw:text-box>
        </draw:frame>
        <draw:frame draw:style-name="gr9" draw:text-style-name="P4" draw:layer="layout" svg:width="1.577cm" svg:height="1.039cm" svg:x="11.31cm" svg:y="9.359cm">
          <draw:text-box>
            <text:p><text:span text:style-name="T3">attach</text:span></text:p>
            <text:p><text:span text:style-name="T3">update</text:span></text:p>
          </draw:text-box>
        </draw:frame>
        <draw:frame draw:style-name="gr9" draw:text-style-name="P4" draw:layer="layout" svg:width="1.577cm" svg:height="1.039cm" svg:x="18.124cm" svg:y="4.32cm">
          <draw:text-box>
            <text:p><text:span text:style-name="T3">attach</text:span></text:p>
            <text:p><text:span text:style-name="T3">update</text:span></text:p>
          </draw:text-box>
        </draw:frame>
        <draw:frame draw:style-name="gr9" draw:text-style-name="P4" draw:layer="layout" svg:width="1.577cm" svg:height="1.039cm" svg:x="11.033cm" svg:y="4.175cm">
          <draw:text-box>
            <text:p><text:span text:style-name="T3">attach</text:span></text:p>
            <text:p><text:span text:style-name="T3">update</text:span></text:p>
          </draw:text-box>
        </draw:frame>
        <draw:custom-shape draw:style-name="gr11" draw:text-style-name="P5" draw:layer="layout" svg:width="0.508cm" svg:height="0.508cm" svg:x="4.371cm" svg:y="5.318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399cm" svg:height="3.635cm" svg:x="1.284cm" svg:y="14.002cm">
          <text:p text:style-name="P1">Common</text:p>
          <text:p text:style-name="P1">Faul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line-skew="5.902cm" svg:x1="4.683cm" svg:y1="15.819cm" svg:x2="17.522cm" svg:y2="13.512cm" draw:start-shape="id8" draw:end-shape="id9" svg:d="m4683 15819h12322v-2307h517">
          <text:p/>
        </draw:connector>
        <draw:connector draw:style-name="gr7" draw:text-style-name="P1" draw:layer="layout" draw:line-skew="3.336cm" svg:x1="4.683cm" svg:y1="15.82cm" svg:x2="12.446cm" svg:y2="13.512cm" draw:start-shape="id8" draw:start-glue-point="8" draw:end-shape="id10" draw:end-glue-point="3" svg:d="m4683 15820h7218v-2308h545">
          <text:p/>
        </draw:connector>
        <draw:connector draw:style-name="gr12" draw:text-style-name="P1" draw:layer="layout" svg:x1="4.683cm" svg:y1="15.82cm" svg:x2="7.37cm" svg:y2="13.462cm" draw:start-shape="id8" draw:start-glue-point="8" draw:end-shape="id11" draw:end-glue-point="3" svg:d="m4683 15820h1344v-2358h1343">
          <text:p/>
        </draw:connector>
        <draw:frame draw:style-name="gr10" draw:text-style-name="P4" draw:layer="layout" svg:width="1.493cm" svg:height="6.213cm" svg:x="6.746cm" svg:y="15.224cm">
          <draw:text-box>
            <text:p><text:span text:style-name="T3">create</text:span></text:p>
          </draw:text-box>
        </draw:frame>
        <draw:custom-shape draw:style-name="gr11" draw:text-style-name="P5" draw:layer="layout" svg:width="0.508cm" svg:height="0.508cm" svg:x="5.023cm" svg:y="14.603cm">
          <text:p text:style-name="P1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08cm" svg:height="0.508cm" svg:x="5.445cm" svg:y="9.001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08cm" svg:height="0.508cm" svg:x="13.192cm" svg:y="4.048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8T12:31:33</meta:creation-date>
    <dc:date>2013-11-19T09:37:27</dc:date>
    <meta:editing-duration>PT1H38M19S</meta:editing-duration>
    <meta:editing-cycles>6</meta:editing-cycles>
    <meta:generator>LibreOffice/3.4$Unix LibreOffice_project/340m1$Build-502</meta:generator>
    <meta:document-statistic meta:object-count="58"/>
  </office:meta>
</office:document-meta>
</file>